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5" table:default-cell-style-name="ce7"/>
        <table:table-column table:style-name="co2" table:default-cell-style-name="ce7"/>
        <table:table-column table:style-name="co3" table:number-columns-repeated="15" table:default-cell-style-name="ce7"/>
        <table:table-column table:style-name="co2" table:default-cell-style-name="ce7"/>
        <table:table-column table:style-name="co3" table:number-columns-repeated="7" table:default-cell-style-name="ce7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33" table:number-rows-spanned="2">
            <text:p>PRESENÇAS E FALTAS MÊS DE JUNHO</text:p>
          </table:table-cell>
          <table:covered-table-cell table:number-columns-repeated="32" table:style-name="ce10"/>
        </table:table-row>
        <table:table-row table:style-name="ro1">
          <table:covered-table-cell table:number-columns-repeated="33" table:style-name="ce10"/>
        </table:table-row>
        <table:table-row table:style-name="ro2">
          <table:table-cell table:style-name="ce3" office:value-type="string" calcext:value-type="string">
            <text:p>ALU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string" calcext:value-type="string">
            <text:p>TOTAL DE FALTAS </text:p>
          </table:table-cell>
          <table:table-cell table:style-name="ce8" office:value-type="string" calcext:value-type="string">
            <text:p>JUSTIFICATIVAS</text:p>
          </table:table-cell>
        </table:table-row>
        <table:table-row table:style-name="ro1">
          <table:table-cell office:value-type="string" calcext:value-type="string">
            <text:p>ALESSA PATRÍCIA BATIST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SSANDRA UCHÔA DA SILV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ARIELY DE MELO LOPES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 CIBELY CÂNDIDO OLIVEIR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EDUARDO JUCA 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YTON MARTINS DA SILV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E ARAÚJO VIEIRA </text:p>
          </table:table-cell>
          <table:table-cell table:number-columns-repeated="1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15" office:value-type="string" calcext:value-type="string">
            <text:p>P</text:p>
          </table:table-cell>
          <table:table-cell table:formula="of:=COUNTA([.P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LO FERNANDES NERES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NUEL ALVES TEIXEIR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A KAROLINA SILV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HENRIQUE OLIVEIRA 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WILSON BARBOSA </text:p>
          </table:table-cell>
          <table:table-cell table:number-columns-repeated="20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</text:p>
          </table:table-cell>
          <table:table-cell table:formula="of:=COUNTA([.Y15];[.V1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LDEAN MORAIS DA SILVA </text:p>
          </table:table-cell>
          <table:table-cell table:number-columns-repeated="28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formula="of:=COUNTA([.AD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ÁVILA CRISTIOVÃO BEZERRA  </text:p>
          </table:table-cell>
          <table:table-cell table:number-columns-repeated="27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</text:p>
          </table:table-cell>
          <table:table-cell table:formula="of:=COUNTA([.AC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ÃO AFONSO DE ARAÚJO </text:p>
          </table:table-cell>
          <table:table-cell office:value-type="string" calcext:value-type="string">
            <text:p>F</text:p>
          </table:table-cell>
          <table:table-cell table:number-columns-repeated="2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P</text:p>
          </table:table-cell>
          <table:table-cell table:formula="of:=COUNTA([.B18];[.AA1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ÃO LUCAS VIEIRA FERREIRA 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2" office:value-type="string" calcext:value-type="string">
            <text:p>P</text:p>
          </table:table-cell>
          <table:table-cell table:formula="of:=COUNTA([.B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ÃO VICTOR FABRÍCIO DA SIVA </text:p>
          </table:table-cell>
          <table:table-cell table:number-columns-repeated="30" office:value-type="string" calcext:value-type="string">
            <text:p>P</text:p>
          </table:table-cell>
          <table:table-cell table:formula="of:=COUNTA([.I19];[.B1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SÉ HENRICKE CIPRIANO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É MAICON SOARES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É NILTON VIEIRA DAVID 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4" office:value-type="string" calcext:value-type="string">
            <text:p>P</text:p>
          </table:table-cell>
          <table:table-cell table:formula="of:=COUNTA([.B23];[.G2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SEFA JANICE DA SILVA VIEIRA </text:p>
          </table:table-cell>
          <table:table-cell table:number-columns-repeated="26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</text:p>
          </table:table-cell>
          <table:table-cell table:formula="of:=COUNTA([.AB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UANY VIEIRA AMORIM 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1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formula="of:=COUNTA([.AE25];[.I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RISSA MARIA ROCHA SOUZA 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17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P</text:p>
          </table:table-cell>
          <table:table-cell table:formula="of:=COUNTA([.X26];[.F26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LAYANE SOUZA LINO</text:p>
          </table:table-cell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VANI INÁCIO DE SOUS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Z ELDI CARVALHO DA SILV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ANDRESSA FEITOSA SOUSA </text:p>
          </table:table-cell>
          <table:table-cell table:number-columns-repeated="27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EUGENIA ANSELMO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ROCHA </text:p>
          </table:table-cell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KALINE OLIVEIRA 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5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ELLE SASKIA RODRIGUES </text:p>
          </table:table-cell>
          <table:table-cell table:number-columns-repeated="28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NE STEFANE BALBINO  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24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O GONÇALVES FERNANDES </text:p>
          </table:table-cell>
          <table:table-cell office:value-type="string" calcext:value-type="string">
            <text:p>F</text:p>
          </table:table-cell>
          <table:table-cell table:number-columns-repeated="29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UL SILVA DE ARAÚJO </text:p>
          </table:table-cell>
          <table:table-cell table:number-columns-repeated="10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19" office:value-type="string" calcext:value-type="string">
            <text:p>P</text:p>
          </table:table-cell>
          <table:table-cell table:formula="of:=COUNTA([.B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ANE PEREIRA OLIVEIRA 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P</text:p>
          </table:table-cell>
          <table:table-cell table:formula="of:=COUNTA([.L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RIGO ALVES DE SOUZA 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 office:value-type="string" calcext:value-type="string">
            <text:p>P</text:p>
          </table:table-cell>
          <table:table-cell table:number-columns-repeated="2" office:value-type="string" calcext:value-type="string">
            <text:p>F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P</text:p>
          </table:table-cell>
          <table:table-cell table:formula="of:=COUNTA([.V39];[.M39];[.L39];[.D39];[.C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ÉRGIO RICARDO DA SILVA </text:p>
          </table:table-cell>
          <table:table-cell office:value-type="string" calcext:value-type="string">
            <text:p>F</text:p>
          </table:table-cell>
          <table:table-cell table:number-columns-repeated="29" office:value-type="string" calcext:value-type="string">
            <text:p>P</text:p>
          </table:table-cell>
          <table:table-cell table:formula="of:=COUNTA([.B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PHIA ALVES DE OLIVEIR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SMIM EVILYN FERREIRA 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HANNI ALVES DE SOUZA </text:p>
          </table:table-cell>
          <table:table-cell table:number-columns-repeated="30" office:value-type="string" calcext:value-type="string">
            <text:p>P</text:p>
          </table:table-cell>
          <table:table-cell table:number-columns-repeated="2"/>
        </table:table-row>
        <calcext:conditional-formats>
          <calcext:conditional-format calcext:target-range-address="Planilha1.B4:Planilha1.AE43">
            <calcext:condition calcext:apply-style-name="Sem título2" calcext:value="contains-text(&quot;F&quot;)" calcext:base-cell-address="Planilha1.B4"/>
          </calcext:conditional-format>
        </calcext:conditional-formats>
      </table:table>
      <table:named-expressions/>
      <table:database-ranges>
        <table:database-range table:name="__Anonymous_Sheet_DB__0" table:target-range-address="Planilha1.A4:Planilha1.A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Sem_20_título1" style:display-name="Sem título1" style:family="table-cell" style:parent-style-name="Default">
      <style:text-properties fo:color="#ff0000"/>
    </style:style>
    <style:style style:name="Sem_20_título2" style:display-name="Sem título2" style:family="table-cell" style:parent-style-name="Default">
      <style:text-properties fo:color="#ff0000" fo:text-shadow="1pt 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1:28:34.6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0:27:40.268000000</meta:creation-date>
    <dc:date>2022-06-06T11:34:38.379000000</dc:date>
    <meta:editing-duration>PT16M48S</meta:editing-duration>
    <meta:editing-cycles>4</meta:editing-cycles>
    <meta:generator>LibreOffice/7.2.5.2$Windows_X86_64 LibreOffice_project/499f9727c189e6ef3471021d6132d4c694f357e5</meta:generator>
    <meta:document-statistic meta:table-count="1" meta:cell-count="1289" meta:object-count="0"/>
  </office:meta>
</office:document-meta>
</file>